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mpty">
      <style:map style:condition="cell-content()=&quot;goal&quot;" style:apply-style-name="goal" style:base-cell-address="'Level Geometry'.A1"/>
    </style:style>
    <style:style style:name="ce2" style:family="table-cell" style:parent-style-name="empty">
      <style:map style:condition="cell-content()=&quot;Wall&quot;" style:apply-style-name="Wall" style:base-cell-address="'Level Geometry'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Value Config'.$A$1:$'Value Config'.$A$13])" table:allow-empty-cell="false" table:display-list="unsorted" table:base-cell-address="'Level Geometry'.A1"/>
      </table:content-validations>
      <table:table table:name="Level Geometry" table:style-name="ta1">
        <table:table-column table:style-name="co1" table:number-columns-repeated="64" table:default-cell-style-name="ce2"/>
        <table:table-column table:style-name="co2" table:number-columns-repeated="960" table:default-cell-style-name="ce2"/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9" table:style-name="ce1" table:content-validation-name="val1" office:value-type="string" calcext:value-type="string">
            <text:p>Empty</text:p>
          </table:table-cell>
          <table:table-cell table:number-columns-repeated="3" table:style-name="ce1" table:content-validation-name="val1" office:value-type="string" calcext:value-type="string">
            <text:p>Wall</text:p>
          </table:table-cell>
          <table:table-cell table:number-columns-repeated="8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9"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Wall</text:p>
          </table:table-cell>
          <table:table-cell table:style-name="ce1" table:content-validation-name="val1" office:value-type="string" calcext:value-type="string">
            <text:p>Goal</text:p>
          </table:table-cell>
          <table:table-cell table:style-name="ce1" table:content-validation-name="val1" office:value-type="string" calcext:value-type="string">
            <text:p>Wall</text:p>
          </table:table-cell>
          <table:table-cell table:number-columns-repeated="8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9"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Wall</text:p>
          </table:table-cell>
          <table:table-cell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Wall</text:p>
          </table:table-cell>
          <table:table-cell table:number-columns-repeated="8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10"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Boulder</text:p>
          </table:table-cell>
          <table:table-cell table:number-columns-repeated="9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9"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Wall</text:p>
          </table:table-cell>
          <table:table-cell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Wall</text:p>
          </table:table-cell>
          <table:table-cell table:number-columns-repeated="8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9"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Wall</text:p>
          </table:table-cell>
          <table:table-cell table:style-name="ce1" table:content-validation-name="val1" office:value-type="string" calcext:value-type="string">
            <text:p>Player 8</text:p>
          </table:table-cell>
          <table:table-cell table:style-name="ce1" table:content-validation-name="val1" office:value-type="string" calcext:value-type="string">
            <text:p>Wall</text:p>
          </table:table-cell>
          <table:table-cell table:number-columns-repeated="8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 table:number-rows-repeated="1048540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Level Geometry'.A1:'Level Geometry'.T32">
            <calcext:condition calcext:apply-style-name="goal" calcext:value="=&quot;goal&quot;" calcext:base-cell-address="'Level Geometry'.A1"/>
          </calcext:conditional-format>
          <calcext:conditional-format calcext:target-range-address="'Level Geometry'.A1:'Level Geometry'.T32">
            <calcext:condition calcext:apply-style-name="empty" calcext:value="=&quot;empty&quot;" calcext:base-cell-address="'Level Geometry'.A1"/>
          </calcext:conditional-format>
          <calcext:conditional-format calcext:target-range-address="'Level Geometry'.A1:'Level Geometry'.T32">
            <calcext:condition calcext:apply-style-name="player" calcext:value="begins-with(&quot;Player&quot;)" calcext:base-cell-address="'Level Geometry'.A1"/>
          </calcext:conditional-format>
          <calcext:conditional-format calcext:target-range-address="'Level Geometry'.A1:'Level Geometry'.T32">
            <calcext:condition calcext:apply-style-name="moves" calcext:value="begins-with(&quot;Moves&quot;)" calcext:base-cell-address="'Level Geometry'.A1"/>
          </calcext:conditional-format>
          <calcext:conditional-format calcext:target-range-address="'Level Geometry'.A1:'Level Geometry'.AMJ1048576">
            <calcext:condition calcext:apply-style-name="Wall" calcext:value="=&quot;Wall&quot;" calcext:base-cell-address="'Level Geometry'.A1"/>
          </calcext:conditional-format>
          <calcext:conditional-format calcext:target-range-address="'Level Geometry'.A1:'Level Geometry'.AMJ1048576">
            <calcext:condition calcext:apply-style-name="Rock" calcext:value="=&quot;Rock&quot;" calcext:base-cell-address="'Level Geometry'.A1"/>
          </calcext:conditional-format>
          <calcext:conditional-format calcext:target-range-address="'Level Geometry'.A1:'Level Geometry'.AMJ1048576">
            <calcext:condition calcext:apply-style-name="Hammer" calcext:value="=&quot;Hammer&quot;" calcext:base-cell-address="'Level Geometry'.A1"/>
          </calcext:conditional-format>
          <calcext:conditional-format calcext:target-range-address="'Level Geometry'.A1:'Level Geometry'.AMJ1048576">
            <calcext:condition calcext:apply-style-name="Boulder" calcext:value="=&quot;Boulder&quot;" calcext:base-cell-address="'Level Geometry'.A1"/>
          </calcext:conditional-format>
        </calcext:conditional-formats>
      </table:table>
      <table:table table:name="Value Config" table:style-name="ta1">
        <table:table-column table:style-name="co2" table:default-cell-style-name="Default"/>
        <table:table-row table:style-name="ro3">
          <table:table-cell office:value-type="string" calcext:value-type="string">
            <text:p>Empty</text:p>
          </table:table-cell>
        </table:table-row>
        <table:table-row table:style-name="ro3">
          <table:table-cell office:value-type="string" calcext:value-type="string">
            <text:p>Goal</text:p>
          </table:table-cell>
        </table:table-row>
        <table:table-row table:style-name="ro3">
          <table:table-cell office:value-type="string" calcext:value-type="string">
            <text:p>Player</text:p>
          </table:table-cell>
        </table:table-row>
        <table:table-row table:style-name="ro3">
          <table:table-cell office:value-type="string" calcext:value-type="string">
            <text:p>Moves 1</text:p>
          </table:table-cell>
        </table:table-row>
        <table:table-row table:style-name="ro3">
          <table:table-cell office:value-type="string" calcext:value-type="string">
            <text:p>Moves 2</text:p>
          </table:table-cell>
        </table:table-row>
        <table:table-row table:style-name="ro3">
          <table:table-cell office:value-type="string" calcext:value-type="string">
            <text:p>Moves 3</text:p>
          </table:table-cell>
        </table:table-row>
        <table:table-row table:style-name="ro3">
          <table:table-cell office:value-type="string" calcext:value-type="string">
            <text:p>Wall</text:p>
          </table:table-cell>
        </table:table-row>
        <table:table-row table:style-name="ro3">
          <table:table-cell office:value-type="string" calcext:value-type="string">
            <text:p>Rock</text:p>
          </table:table-cell>
        </table:table-row>
        <table:table-row table:style-name="ro3">
          <table:table-cell office:value-type="string" calcext:value-type="string">
            <text:p>Hammer</text:p>
          </table:table-cell>
        </table:table-row>
        <table:table-row table:style-name="ro3">
          <table:table-cell office:value-type="string" calcext:value-type="string">
            <text:p>Bould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hidden="true" style:parent-style-name="Default">
      <style:text-properties fo:color="#000000" fo:font-size="24pt" fo:font-style="normal" fo:font-weight="bold"/>
    </style:style>
    <style:style style:name="Heading_20_1" style:display-name="Heading 1" style:family="table-cell" style:hidden="true" style:parent-style-name="Heading">
      <style:text-properties fo:color="#000000" fo:font-size="18pt" fo:font-style="normal" fo:font-weight="normal"/>
    </style:style>
    <style:style style:name="Heading_20_2" style:display-name="Heading 2" style:family="table-cell" style:hidden="true" style:parent-style-name="Heading">
      <style:text-properties fo:color="#000000" fo:font-size="12pt" fo:font-style="normal" fo:font-weight="normal"/>
    </style:style>
    <style:style style:name="Text" style:family="table-cell" style:hidden="true" style:parent-style-name="Default"/>
    <style:style style:name="Note" style:family="table-cell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hidden="true" style:parent-style-name="Text">
      <style:text-properties fo:color="#808080" fo:font-size="10pt" fo:font-style="italic" fo:font-weight="normal"/>
    </style:style>
    <style:style style:name="Hyperlink" style:family="table-cell" style:hidden="true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hidden="true" style:parent-style-name="Default"/>
    <style:style style:name="Good" style:family="table-cell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hidden="true" style:parent-style-name="Status">
      <style:text-properties fo:color="#cc0000" fo:font-size="10pt" fo:font-style="normal" fo:font-weight="normal"/>
    </style:style>
    <style:style style:name="Error" style:family="table-cell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hidden="true" style:parent-style-name="Accent">
      <style:table-cell-properties fo:background-color="#dddddd"/>
    </style:style>
    <style:style style:name="goal" style:family="table-cell" style:parent-style-name="Default">
      <style:table-cell-properties fo:background-color="#0000ff"/>
    </style:style>
    <style:style style:name="empty" style:family="table-cell" style:parent-style-name="Default">
      <style:table-cell-properties fo:background-color="#000000" style:diagonal-bl-tr="none" style:diagonal-tl-br="none" fo:border="0.06pt solid #000000"/>
    </style:style>
    <style:style style:name="player" style:family="table-cell" style:parent-style-name="Default">
      <style:table-cell-properties fo:background-color="#ff0000"/>
    </style:style>
    <style:style style:name="moves" style:family="table-cell" style:parent-style-name="Default">
      <style:table-cell-properties fo:background-color="#00ffff"/>
    </style:style>
    <style:style style:name="Wall" style:family="table-cell" style:parent-style-name="Default">
      <style:table-cell-properties fo:background-color="#be480a"/>
    </style:style>
    <style:style style:name="Rock" style:family="table-cell" style:parent-style-name="Default">
      <style:table-cell-properties fo:background-color="#444444"/>
    </style:style>
    <style:style style:name="Hammer" style:family="table-cell" style:parent-style-name="Default">
      <style:table-cell-properties fo:background-color="#ffbf00"/>
    </style:style>
    <style:style style:name="Boulder" style:family="table-cell" style:parent-style-name="Default">
      <style:table-cell-properties fo:background-color="#ec9ba4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19:36:36.9444566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6T21:55:57.085266460</meta:creation-date>
    <dc:date>2020-05-20T23:37:55.237873885</dc:date>
    <meta:editing-duration>PT9H44M41S</meta:editing-duration>
    <meta:editing-cycles>51</meta:editing-cycles>
    <meta:generator>LibreOffice/6.4.3.2$Linux_X86_64 LibreOffice_project/40$Build-2</meta:generator>
    <meta:document-statistic meta:table-count="2" meta:cell-count="650" meta:object-count="0"/>
  </office:meta>
</office:document-meta>
</file>